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0bd741" officeooo:paragraph-rsid="00179881" style:font-weight-asian="normal" style:font-weight-complex="normal"/>
    </style:style>
    <style:style style:name="P2" style:family="paragraph" style:parent-style-name="Standard">
      <style:text-properties fo:font-weight="normal" officeooo:rsid="000bd741" officeooo:paragraph-rsid="0018341a" style:font-weight-asian="normal" style:font-weight-complex="normal"/>
    </style:style>
    <style:style style:name="P3" style:family="paragraph" style:parent-style-name="Standard">
      <style:text-properties officeooo:paragraph-rsid="0018341a"/>
    </style:style>
    <style:style style:name="T1" style:family="text">
      <style:text-properties officeooo:rsid="0017a0d0"/>
    </style:style>
    <style:style style:name="T2" style:family="text">
      <style:text-properties fo:font-weight="normal" officeooo:rsid="0018341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 offenes Baukasten-Fahrrad vom Tret<text:span text:style-name="T1">fahrrad</text:span> bis hin zu 3 Motoren vorne Lenker mit einem Rad hinten 2<text:span text:style-name="T1">x 21Zoll</text:span> Räder dazwischen ein von hinten zugänglicher Multi Einschubrahmen für Akkus, <text:span text:style-name="T1">Benzing</text:span>enerator und Elektronik der an die Festplatteneinschübe eines Computers erinnert darüber ein Fahrradkorb für die Einkäufe.</text:p>
      <text:p text:style-name="P1">Ein Fahrradrahmen mit großer dünner PETG Frontscheibe für Oberkörper und Beine sowie Stoffdach oder Solarpaneel, das leicht und minimalistisch ist und dennoch seinen Zweck erfüllt.</text:p>
      <text:p text:style-name="P1">Vorderrad hat 26 Zoll Hinterräder haben 21 Zoll.</text:p>
      <text:p text:style-name="P1">Doppelrohrrahmen wie bei einem E-Tretroller von der Gabel über die Pedale bis zum Sitz, wo er 30 cm steil nach oben geht zum Kasten mit den 3 nebeneinanderliegenden Fächern soll übergangslos den Rahmen vorne, die Speichenräder, den Korb und das Dach tragen.</text:p>
      <text:p text:style-name="P1">Der Kasten sitzt zwischen über der Hinterradachse und unter dem Fahrradkorb.</text:p>
      <text:p text:style-name="P1">Der Generator hat die Maße BxHxT 40cm x 35cm x 42cm</text:p>
      <text:p text:style-name="P1">Das Fach für die Elektronik ist BxHxT 20cm x 35cm x 42cm</text:p>
      <text:p text:style-name="P1">Das Akkufach für 4 Akkupack Einschübe ist BxHxT 20cm x 35cm x 42cm</text:p>
      <text:p text:style-name="P2">Der Einkaufskorb ist BxHxT 80cm x 30cm x 40cm</text:p>
      <text:p text:style-name="P3"><text:span text:style-name="T2">Fahrrad Breite ist max. 100cm</text:span><text:line-break/><text:line-break/><text:line-break/>## Studie: VolksCar – Das modulare Baukasten-Fahrrad<text:line-break/><text:line-break/>### 1. Konzeptdefinition &amp; Philosophie<text:line-break/><text:line-break/>Das **VolksCar** ist ein **modulares, dreirädriges Leichtfahrzeug (LEV)**, das die Lücke zwischen einem offenen Lastenrad und einem geschlossenen Leichtauto schließt. Es folgt einer radikalen Baukasten-Philosophie: **Maximale Anpassbarkeit bei minimaler Grundkomplexität.**<text:line-break/><text:line-break/>* <text:s text:c="2"/>**Zielgruppe:** Vom pragmatischen Stadtpendler über den gewerblichen Nutzer bis zum technikbegeisterten Tüftler. Jeder kann sich sein individuelles Fahrzeug aus einem modularen System zusammenstellen.<text:line-break/>* <text:s text:c="2"/>**Hauptvorteile:** Unübertroffene Individualisierbarkeit, niedrige Anschaffungs- und Betriebskosten, Wetter- und Windschutz für Oberkörper und Beine, einfache Wartung durch modularen Aufbau.<text:line-break/><text:line-break/>### 2. Technische Spezifikationen (Das Baukasten-System)<text:line-break/><text:line-break/>**Grundchassis &amp; Fahrwerk:**<text:line-break/>* <text:s text:c="2"/>**Bauform:** Dreirad in **Delta-Form** (ein Rad vorne, zwei Räder hinten).<text:line-break/>* <text:s text:c="2"/>**Rahmen:** Ein **Doppelrohrrahmen** aus Stahl oder Aluminium, der eine strukturelle Einheit bildet. Er verläuft von der Gabel, umschließt die Pedalzone und führt bis zum Sitz. Ab dem Sitz steigt er als tragendes Element **30 cm steil nach oben** und bildet die Vorderseite des zentralen Modulkastens.<text:line-break/>* <text:s text:c="2"/>**Räder:**<text:line-break/> <text:s text:c="3"/>* <text:s text:c="2"/>**Vorderrad:** 26 Zoll – für gute Rollleistung und Lenkungspräzision.<text:line-break/> <text:s text:c="3"/>* <text:s text:c="2"/>**Hinterräder:** 24 Zoll – ermöglichen einen tiefen Schwerpunkt für die Ladefläche und ergeben eine leichte Schräglage für aerodynamischeren Sitz.<text:line-break/><text:line-break/>**Komfort- &amp; Wetterschutzmodul:**<text:line-break/>* <text:s text:c="2"/>**Frontscheibe:** Eine große, gewölbte Windschutzscheibe aus **dünnem PETG** – ein leichter, zäher und einfach zu formende Kunststoff, der optimalen Schutz für Oberkörper und Beine bietet.<text:line-break/>* <text:s text:c="2"/>**Dach:** Ein textiles Stoffdach oder ein festes Dach, das als Träger für **integrierte Solarpaneele** dient. Dieses Modul ist stützfrei, da es vom hochgezogenen Doppelrohrrahmen und <text:soft-page-break/>dem Modulkasten getragen wird.<text:line-break/><text:line-break/>**Das Herzstück: Der zentrale Modulkasten**<text:line-break/><text:line-break/>Der Kasten sitzt zwischen und über der Hinterradachse und unter dem Fahrradkorb. Er ist das strukturelle und technische Zentrum des Fahrzeugs.<text:line-break/><text:line-break/>* <text:s text:c="2"/>**Aufbau:** Enthält **drei nebeneinanderliegende Fächer** (wie Server-Schächte), die **von hinten zugänglich** sind. Dies ermöglicht ein einfaches, werkzeugloses Wechseln der Module, selbst wenn der Korb beladen ist.<text:line-break/>* <text:s text:c="2"/>**Mögliche Module:**<text:line-break/> <text:s text:c="3"/>1. <text:s/>**Akkumodul:** Standardisierte E-Bike-Akkus in verschiedenen Kapazitäten.<text:line-break/> <text:s text:c="3"/>2. <text:s/>**Generator-Modul:** Ein schallgedämmtes Modul mit einem kleinen Benzingenerator.<text:line-break/> <text:s text:c="3"/>3. <text:s/>**Elektronik-Modul:** Enthält die Steuerungselektronik, Laderegler und Anschlüsse.<text:line-break/> <text:s text:c="3"/>4. <text:s/>**Stauraum-Modul:** Bietet geschützten Stauraum für Werkzeug oder Wertsachen.<text:line-break/><text:line-break/>**Antriebs-Baukasten: Vom Tretrad bis zum Triple-Motor-Setup**<text:line-break/><text:line-break/>* <text:s text:c="2"/>**Stufe 1: Reines Muskelkraft-Fahrrad.**<text:line-break/>* <text:s text:c="2"/>**Stufe 2: Einfacher E-Antrieb.** Ein **Mittelmotor** (bis 250W) als Basismodul.<text:line-break/>* <text:s text:c="2"/>**Stufe 3: Allradantrieb (Triple-Motor-Setup).**<text:line-break/> <text:s text:c="3"/>* <text:s text:c="2"/>**Vorne:** Ein **Nabenmotor** im 26-Zoll-Vorderrad.<text:line-break/> <text:s text:c="3"/>* <text:s text:c="2"/>**Hinten:** **Zwei Nabenmotoren** in den 24-Zoll-Hinterrädern.<text:line-break/> <text:s text:c="3"/>* <text:s text:c="2"/>**Vorteil:** Maximale Traktion und Antriebsleistung für Steigungen und schwieriges Gelände.<text:line-break/><text:line-break/>**Ladefläche:**<text:line-break/>* <text:s text:c="2"/>Ein großer, robuster Fahrradkorb ist **direkt über dem Modulkasten** montiert und wird ebenfalls vom Rahmen getragen.<text:line-break/><text:line-break/>### 3. Rechtliche Einordnung<text:line-break/><text:line-break/>* <text:s text:c="2"/>**Als Pedelec (bis 25 km/h, 250 Watt):** Die einfachste und naheliegendste Einstufung. Mit einem 250W-Mittelmotor ist es ein Fahrrad.<text:line-break/>* <text:s text:c="2"/>**Als S-Pedelec (bis 45 km/h):** Mit einer stärkeren Motorisierung (z.B. 500W oder 750W) wäre eine Zulassung als Kleinkraftrad nötig. **Das Triple-Motor-Setup würde die Leistungsgrenzen deutlich überschreiten und wäre nur für den Einsatz auf privatem Gelände oder nach Sondergenehmigung denkbar.**<text:line-break/><text:line-break/>### 4. Potenzial &amp; Herausforderungen<text:line-break/><text:line-break/>**Potenzial:**<text:line-break/>* <text:s text:c="2"/>**Ultimative Flexibilität:** Der Kunde kauft keine feste Konfiguration, sondern ein System. Er beginnt vielleicht mit einem Basismodell und rüstet nach Bedarf auf (z.B. erst Mittelmotor, später Solar-Dach, später stärkere Akkus).<text:line-break/>* <text:s text:c="2"/>**Zukunftssicherheit:** Der modulare Aufbau ermöglicht Upgrades, wenn bessere Akku- oder Motortechnologien verfügbar werden.<text:line-break/>* <text:s text:c="2"/>**Ideal für Gewerbe:** Ein Lieferdienst könnte mehrere identische Basisfahrzeuge haben und je nach Tourenlänge unterschiedliche Akku- oder Generatormodule einsetzen.<text:line-break/><text:line-break/>**Herausforderungen:**<text:line-break/>* <text:s text:c="2"/>**Technische Komplexität des Gesamtsystems:** Die Steuerungselektronik muss in der Lage <text:soft-page-break/>sein, verschiedene Motor-Konfigurationen und Energiequellen intelligent zu verwalten. Dies ist die größte ingenieurstechnische Hürde.<text:line-break/>* <text:s text:c="2"/>**Kosten:** Ein derart flexibles System ist in der Entwicklung und Herstellung zunächst teurer als ein fest konfiguriertes Fahrrad.<text:line-break/>* <text:s text:c="2"/>**Gewicht:** Der modulare Rahmen und die Mehrfachmotoren erhöhen das Gesamtgewicht.<text:line-break/><text:line-break/>### 5. Fazit<text:line-break/><text:line-break/>Das **VolksCar** als Baukasten-System ist die konsequente Weiterentwicklung der Individualmobilität. Es ist kein fertiges Produkt, sondern eine **Plattform**.<text:line-break/><text:line-break/>Es befähigt den Nutzer, sein Fahrzeug genau an seine sich wandelnden Bedürfnisse anzupassen – vom einfachen Lastenrad für den Sonntagsausflug bis zum allradgetriebenen, wettergeschützten Arbeitsgerät für den täglichen Einsatz. Dieser Ansatz macht es zu einem einzigartigen und zutiefst demokratischen Mobilitätskonzept, das den Geist des originalen "Volkswagens" für das digitale Zeitalter neu interpretie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6T21:31:16.800507600</meta:creation-date>
    <dc:date>2025-10-17T20:53:32.570806400</dc:date>
    <meta:editing-duration>PT1H8M17S</meta:editing-duration>
    <meta:editing-cycles>20</meta:editing-cycles>
    <meta:generator>LibreOffice/25.8.1.1$Windows_X86_64 LibreOffice_project/54047653041915e595ad4e45cccea684809c77b5</meta:generator>
    <meta:document-statistic meta:table-count="0" meta:image-count="0" meta:object-count="0" meta:page-count="3" meta:paragraph-count="10" meta:word-count="840" meta:character-count="6582" meta:non-whitespace-character-count="5633"/>
  </office:meta>
</office:document-meta>
</file>